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B Nazanin" svg:font-family="'B Nazanin'"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writing-mode="rl-tb"/>
    </style:style>
    <style:style style:name="P2" style:family="paragraph" style:parent-style-name="Standard">
      <style:paragraph-properties fo:text-align="start" style:justify-single-word="false" style:writing-mode="rl-tb"/>
      <style:text-properties fo:font-size="12pt" style:font-size-asian="12pt" style:font-name-complex="B Nazanin" style:font-size-complex="12pt" style:language-complex="fa" style:country-complex="IR"/>
    </style:style>
    <style:style style:name="P3" style:family="paragraph" style:parent-style-name="Standard">
      <style:paragraph-properties fo:text-align="start" style:justify-single-word="false" style:writing-mode="rl-tb"/>
    </style:style>
    <style:style style:name="P4" style:family="paragraph" style:parent-style-name="Standard" style:master-page-name="Standard">
      <style:paragraph-properties fo:text-align="justify" style:justify-single-word="false" style:page-number="auto" style:writing-mode="rl-tb"/>
    </style:style>
    <style:style style:name="T1" style:family="text">
      <style:text-properties fo:font-size="12pt" fo:font-weight="bold" style:font-size-asian="12pt" style:font-weight-asian="bold" style:font-name-complex="B Nazanin" style:font-size-complex="12pt" style:language-complex="fa" style:country-complex="IR" style:font-weight-complex="bold"/>
    </style:style>
    <style:style style:name="T2" style:family="text">
      <style:text-properties fo:font-size="12pt" style:font-size-asian="12pt" style:font-name-complex="B Nazanin" style:font-size-complex="12pt" style:language-complex="fa" style:country-complex="I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صدای </text:span><text:bookmark text:name="_GoBack"/><text:span text:style-name="T1">سوت قطار</text:span></text:p>
      <text:p text:style-name="P1"><text:span text:style-name="T2">عصر بیست و هشتم بهمن ماه سال نود و پنج؛ پنجشنبه بود و جلسه‌ای دیگر از لاگ. اینبار اهواز و اینبار در دانشگاه شهید چمران. حدود 20 نفر علاقه‌مند، قبل از ساعت 16 خودشان را به سایت تخصصی گروه کامپیوتر رسانده بودند و حضور دکتر نامجو-عضو هیئت علمی گروه برق دانشگاه شهید چمران- در این میان جلب توجه می‌کرد. مراسم رأس ساعت 16 آغاز شد و اتفاقی که پیش از این دور ذهن به نظر می‌رسید کم‌کم داشت می‌افتاد. لاگ اهواز حالا داشت به همه‌ چشمک می‌زد. گام اول افتتاحیه بود و خیر مقدم که میزبانان برنامه آن را برداشتند. پس از آن ریچارد استالمن پا به لاگ اهواز گذاشت. عقیل آلبوقبیش کلیپی را ترجمه کرده بود که آقای استالمن در آن از مفهوم نرم‌افزارهای آزاد می‌گفت و پروژه‌ی گنو/ لینوکس. پس از ارائه‌ی 15 دقیقه‌ای آقای استالمن نوبت به خانم عاطفه حسین‌زاده رسید تا تاریخچه‌ی گنو/لینوکس را از سیر تا پیاز به مخاطبان بگوید. بگوید که چه شد که آمد؟ برای چه آمد؟ و قرار بود به کجا برود و حالا دارد به کدام سمت و سو می‌رود. گام پشت گام برداشته می‌شد و موتور لاگ اهواز گرم شده بود. طولانی بودن زمان لاگ می‌طلبید که بین ارائه‌ها استراحتی باشد و بعد از حدود یک ساعت و پانزده دقیقه انگار زمان آن فرا رسیده بود. حاضرین به مدت 15 دقیقه استراحت کردند. تنفس حاضرین که به پایان رسید <text:s/>آقای مصطفی اسدی بود که مسئولیت <text:s/>ادامه‌دادن مسیر را به دوش کشید. او با موضوع «انقلاب گنو/لینوکس در دیکتاتوری شرکت‌های انحصارگرا» پا به لاگ گذاشت و یک ساعت تمام از تحولی گفت که پروژه ی گنو/ لینوکس در فضای فناوری به وجود آورد. <text:s/>اما این پایان ماجرا نبود. چراغ چشمک‌زن لاگ برای اینکه همیشه روشن باشد به چارچوب‌هایی نیاز داشت و اهدافی، که باید تدوین می‌شد. اساسنامه و مرام‌نامه، قالب‌های مناسبی برای درج این موارد بودند که در 30 دقیقه‌ی بعدی لاگ محتوای خود را یافتند. زمان جلسه‌ی بعدی لاگ هم معین شد. در آخر جلسه‌ی صفرم لاگ اهواز بعد از 3 ساعت پر بار در ساعت 19 به پایان رسید و قطار بالاخره به حرکت در آمد! </text:span></text:p>
      <text:p text:style-name="P1"><text:span text:style-name="T2">به امید اینکه چراغ لاگ اهواز کم‌کم جان بگیرد و پرنورتر شود تا دوران این شب‌های تاریک انحصارطلب‌های عرصه‌ی فناوری قابل تحمل‌تر باشد. </text:span></text:p>
      <text:p text:style-name="P2"/>
      <text:p text:style-name="P3"><text:span text:style-name="T2">ایمان احمدی‌</text:span></text:p>
      <text:p text:style-name="P3"><text:span text:style-name="T2"><text:s text:c="12"/>28 / 11 / 95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B Nazanin" svg:font-family="'B Nazanin'"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an</meta:initial-creator>
    <dc:creator>iman</dc:creator>
    <meta:editing-cycles>4</meta:editing-cycles>
    <meta:print-date>2017-02-18T19:52:00</meta:print-date>
    <meta:creation-date>2017-02-18T16:11:00</meta:creation-date>
    <dc:date>2017-02-18T19:53:00</dc:date>
    <meta:editing-duration>PT3H34M</meta:editing-duration>
    <meta:generator>LibreOffice/5.3.0.3$Linux_X86_64 LibreOffice_project/30m0$Build-3</meta:generator>
    <meta:document-statistic meta:table-count="0" meta:image-count="0" meta:object-count="0" meta:page-count="1" meta:paragraph-count="5" meta:word-count="380" meta:character-count="1892" meta:non-whitespace-character-count="149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